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Kanji-Erkennung</text:p>
          </draw:text-box>
        </draw:frame>
        <draw:frame presentation:style-name="pr2" draw:layer="layout" svg:width="25.199cm" svg:height="9.134cm" svg:x="1.4cm" svg:y="3.685cm" presentation:class="subtitle" presentation:user-transformed="true">
          <draw:text-box>
            <text:p>Schriftzeichenerkennung über Machine Learning in Pytho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Aufgabendefinieru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ptische Schriftzeichenerkennung</text:p>
                <text:list>
                  <text:list-item>
                    <text:p>Test mit lateinische Buchstaben</text:p>
                  </text:list-item>
                  <text:list-item>
                    <text:p>Test mit japanischen Schriftzeich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ptische Zeichenerkennung (OCR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put: Bilder (1 Zeichen = 1 Bild)</text:p>
              </text:list-item>
              <text:list-item>
                <text:p>Bildinformationen extrahieren und anschließende Verarbeitung</text:p>
                <text:list>
                  <text:list-item>
                    <text:p>z.B.: Graustufen …</text:p>
                  </text:list-item>
                </text:list>
              </text:list-item>
              <text:list-item>
                <text:p>Output: Korrekte/r/s Buschstabe/Syllabelle/Schriftzeich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pr1" style:family="presentation" style:parent-style-name="Default-backgroundobjects">
      <style:graphic-properties draw:auto-grow-height="false" fo:min-height="1.086cm"/>
    </style:style>
    <style:style style:name="Mpr2" style:family="presentation" style:parent-style-name="Default-backgroundobjects">
      <style:graphic-properties draw:auto-grow-height="false" fo:min-height="1.485cm"/>
    </style:style>
    <style:style style:name="Mpr3" style:family="presentation" style:parent-style-name="Default-backgroundobjects">
      <style:graphic-properties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3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5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6cm" svg:y="14.348cm" presentation:class="page-number">
        <draw:text-box>
          <text:p text:style-name="MP2"><text:span text:style-name="MT1"><text:page-number>3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2-28T14:33:33.542000000</meta:creation-date>
    <dc:date>2019-12-28T15:04:10.762000000</dc:date>
    <meta:editing-duration>PT24M41S</meta:editing-duration>
    <meta:editing-cycles>7</meta:editing-cycles>
    <meta:generator>LibreOffice/6.3.1.2$Windows_X86_64 LibreOffice_project/b79626edf0065ac373bd1df5c28bd630b4424273</meta:generator>
    <meta:document-statistic meta:object-count="33"/>
  </office:meta>
</office:document-meta>
</file>